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HandlerIntegrationTests.mono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HandlerIntegrationTests.neste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Handler.attributes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onHandler.mono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Handler.flux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figuration.attributes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uration.pers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HandlerIntegrationTests.controll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uration.attributesRouterFunction( AttributesHandler attributes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patcherHandlerIntegrationTests.attributes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figuration.monoRouterFunction( PersonHandler pers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uration.pers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Handler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figuration.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atcherHandlerIntegrationTests.flux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figuration.fluxRouterFunction( PersonHandler pers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Controller.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